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07697b" officeooo:paragraph-rsid="00018521" style:font-size-asian="40pt" style:font-size-complex="40pt"/>
    </style:style>
    <style:style style:name="P2" style:family="paragraph" style:parent-style-name="Standard">
      <style:paragraph-properties fo:text-align="center" style:justify-single-word="false"/>
      <style:text-properties fo:font-size="40pt" officeooo:rsid="00018521" officeooo:paragraph-rsid="00018521" style:font-size-asian="40pt" style:font-size-complex="40pt"/>
    </style:style>
    <style:style style:name="P3" style:family="paragraph" style:parent-style-name="Standard">
      <style:paragraph-properties fo:text-align="center" style:justify-single-word="false"/>
      <style:text-properties fo:font-size="40pt" officeooo:rsid="0007697b" officeooo:paragraph-rsid="00018521" style:font-size-asian="40pt" style:font-size-complex="40pt"/>
    </style:style>
    <style:style style:name="P4" style:family="paragraph" style:parent-style-name="Standard">
      <style:paragraph-properties fo:text-align="start" style:justify-single-word="false"/>
      <style:text-properties fo:font-size="12pt" officeooo:rsid="0001e5bf" officeooo:paragraph-rsid="00054d4a" style:font-size-asian="10.5pt" style:font-size-complex="12pt"/>
    </style:style>
    <style:style style:name="P5" style:family="paragraph" style:parent-style-name="Standard">
      <style:paragraph-properties fo:text-align="start" style:justify-single-word="false"/>
      <style:text-properties fo:font-size="12pt" officeooo:rsid="00032a90" officeooo:paragraph-rsid="00054d4a" style:font-size-asian="10.5pt" style:font-size-complex="12pt"/>
    </style:style>
    <style:style style:name="P6" style:family="paragraph" style:parent-style-name="Standard" style:list-style-name="L1">
      <style:paragraph-properties fo:text-align="start" style:justify-single-word="false"/>
      <style:text-properties fo:font-size="12pt" officeooo:rsid="00047496" officeooo:paragraph-rsid="00054d4a" style:font-size-asian="10.5pt" style:font-size-complex="12pt"/>
    </style:style>
    <style:style style:name="P7" style:family="paragraph" style:parent-style-name="Standard">
      <style:paragraph-properties fo:text-align="start" style:justify-single-word="false"/>
      <style:text-properties fo:font-size="12pt" officeooo:rsid="00047496" officeooo:paragraph-rsid="00054d4a" style:font-size-asian="10.5pt" style:font-size-complex="12pt"/>
    </style:style>
    <style:style style:name="P8" style:family="paragraph" style:parent-style-name="Standard">
      <style:paragraph-properties fo:text-align="start" style:justify-single-word="false"/>
      <style:text-properties fo:font-size="12pt" officeooo:rsid="00070633" officeooo:paragraph-rsid="00054d4a" style:font-size-asian="10.5pt" style:font-size-complex="12pt"/>
    </style:style>
    <style:style style:name="P9" style:family="paragraph" style:parent-style-name="Standard">
      <style:paragraph-properties fo:text-align="start" style:justify-single-word="false"/>
      <style:text-properties fo:font-size="12pt" officeooo:rsid="00081816" officeooo:paragraph-rsid="00054d4a" style:font-size-asian="10.5pt" style:font-size-complex="12pt"/>
    </style:style>
    <style:style style:name="P10" style:family="paragraph" style:parent-style-name="Standard">
      <style:paragraph-properties fo:text-align="start" style:justify-single-word="false"/>
      <style:text-properties fo:font-size="12pt" officeooo:rsid="00056b62" officeooo:paragraph-rsid="00054d4a" style:font-size-asian="10.5pt" style:font-size-complex="12pt"/>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officeooo:rsid="0001fdce" officeooo:paragraph-rsid="0001fdce"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1fdce" officeooo:paragraph-rsid="0001fdce"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01fdce" officeooo:paragraph-rsid="00028b1c"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01fdce" officeooo:paragraph-rsid="00048c75"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028b1c" officeooo:paragraph-rsid="00028b1c"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028b1c" officeooo:paragraph-rsid="00048c75"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095fa7" officeooo:paragraph-rsid="00054d4a" style:font-size-asian="10.5pt" style:font-size-complex="12pt"/>
    </style:style>
    <style:style style:name="P18" style:family="paragraph" style:parent-style-name="Standard">
      <style:paragraph-properties fo:text-align="start" style:justify-single-word="false"/>
      <style:text-properties fo:font-size="12pt" fo:font-weight="bold" officeooo:rsid="00122015" officeooo:paragraph-rsid="00054d4a"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056b62" officeooo:paragraph-rsid="00054d4a" style:font-size-asian="10.5pt" style:font-weight-asian="bold" style:font-size-complex="12pt" style:font-weight-complex="bold"/>
    </style:style>
    <style:style style:name="P20" style:family="paragraph" style:parent-style-name="Standard">
      <style:paragraph-properties fo:text-align="center" style:justify-single-word="false"/>
      <style:text-properties fo:font-size="14pt" fo:font-weight="bold" officeooo:rsid="000c24c0" officeooo:paragraph-rsid="00054d4a"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8pt" officeooo:rsid="0001e5bf" officeooo:paragraph-rsid="00054d4a" style:font-size-asian="8pt" style:font-size-complex="8pt"/>
    </style:style>
    <style:style style:name="P22" style:family="paragraph" style:parent-style-name="Standard">
      <style:paragraph-properties fo:text-align="start" style:justify-single-word="false"/>
      <style:text-properties style:font-name="FreeMono" fo:font-size="8pt" officeooo:rsid="0001e5bf" officeooo:paragraph-rsid="00054d4a" style:font-size-asian="8pt" style:font-size-complex="8pt"/>
    </style:style>
    <style:style style:name="P23" style:family="paragraph" style:parent-style-name="Standard">
      <style:paragraph-properties fo:text-align="center" style:justify-single-word="false" fo:break-before="page"/>
      <style:text-properties fo:font-size="40pt" officeooo:rsid="0001fdce" officeooo:paragraph-rsid="0001fdce" style:font-size-asian="40pt" style:font-size-complex="40pt"/>
    </style:style>
    <style:style style:name="T1" style:family="text">
      <style:text-properties officeooo:rsid="00018521"/>
    </style:style>
    <style:style style:name="T2" style:family="text">
      <style:text-properties officeooo:rsid="00028b1c"/>
    </style:style>
    <style:style style:name="T3" style:family="text">
      <style:text-properties officeooo:rsid="00046606"/>
    </style:style>
    <style:style style:name="T4" style:family="text">
      <style:text-properties officeooo:rsid="00048c75"/>
    </style:style>
    <style:style style:name="T5" style:family="text">
      <style:text-properties officeooo:rsid="000aa38f"/>
    </style:style>
    <style:style style:name="T6" style:family="text">
      <style:text-properties fo:font-weight="bold" style:font-weight-asian="bold" style:font-weight-complex="bold"/>
    </style:style>
    <style:style style:name="T7" style:family="text">
      <style:text-properties fo:font-weight="bold" officeooo:rsid="000e1a9c" style:font-weight-asian="bold" style:font-weight-complex="bold"/>
    </style:style>
    <style:style style:name="T8" style:family="text">
      <style:text-properties officeooo:rsid="001220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ext:span text:style-name="T1">2</text:span>: <text:span text:style-name="T1">Simple Window-based Reliable Data Transfer</text:span></text:p>
      <text:p text:style-name="P1"/>
      <text:p text:style-name="P1">CS 118: Computer Networking Fundamentals</text:p>
      <text:p text:style-name="P1"/>
      <text:p text:style-name="P2">Kang Chen</text:p>
      <text:p text:style-name="P2">204256656</text:p>
      <text:p text:style-name="P1"/>
      <text:p text:style-name="P1">Matthew Lin</text:p>
      <text:p text:style-name="P1">904281426</text:p>
      <text:p text:style-name="P1"/>
      <text:p text:style-name="P1">February 5, 2015</text:p>
      <text:p text:style-name="P1">TA: Seungbae Kim</text:p>
      <text:p text:style-name="P23">Client.c</text:p>
      <text:p text:style-name="P11">Implementation description</text:p>
      <text:p text:style-name="P12"><text:tab/><text:span text:style-name="T3">The client-side takes in 6 arguments in the following order: client, hostname, port, filename, packet_loss, packet_corruption. Upon running the client-side, we create a packet using the following data members: <text:s/>sequence_no, length, data_size, data. The sequence_no is 4 bytes long, the length is 4 bytes long, and the data_size is 8 bytes long, and the three of these combine to form a 16 byte header. The remaining data comprises 984 bytes of the remaining 1 kB packet.</text:span></text:p>
      <text:p text:style-name="P12"><text:tab/><text:span text:style-name="T4">We begin by opening a file called “receive” and later writing our data to it. We make use of a temporary character pointer called “temp” that grabs all the possible data in each packet (every 1 kB) and appends it to the end of a character pointer called “data” that will contain all the contents of the final message. We make extensive use of memory allocation in this section via memcpy and malloc, and we update and check our CWnd until we reach our last packet.</text:span></text:p>
      <text:p text:style-name="P16"><text:span text:style-name="T4"><text:tab/>We then check for loss or corruption. Assuming neither are detected, we send an ACK back using “sendto” to acknowledge to the server-side that we received the packets. If we detect either a corruption or loss, then we throw an error message.</text:span></text:p>
      <text:p text:style-name="P16"><text:tab/><text:span text:style-name="T4">The last step writes the data to the the written file called “receive” and then we write to the socket that we are “done”.</text:span></text:p>
      <text:p text:style-name="P12"/>
      <text:p text:style-name="P11">Difficulties faced and how we solved them</text:p>
      <text:p text:style-name="P14"><text:tab/><text:span text:style-name="T4">Our</text:span> <text:span text:style-name="T4">first</text:span> major issue we had was initially figuring out how to use UDP instead of TCP. We adopted most of the skeleton code from our Project 1 as a starting template for Project 2, so we initially were running TCP and did not realize it until later. When we finally did, it was because we were getting strange segmentation faults that we found while debugging on gdb. The cause of this was th<text:span text:style-name="T2">is</text:span> line <text:span text:style-name="T2">in client.c's main function: </text:span></text:p>
      <text:p text:style-name="P14"/>
      <text:p text:style-name="P14"><text:span text:style-name="T2">sockfd = socket(AF_INET, SOCK_STREAM, 0); //create a new socket</text:span></text:p>
      <text:p text:style-name="P15"/>
      <text:p text:style-name="P15"><text:tab/>As we can see, we were running SOCK_STREAM instead of SOCK_DGRAM, which meant we were running TCP instead of UDP. We quickly made this change upon this realization and this allowed us to run the client-side.</text:p>
      <text:p text:style-name="P13"><text:tab/>We also had issues regarding pointers and memory allocation. <text:span text:style-name="T2">We initially forgot some of the pointer syntax and when to use the “-&gt;” operator vs the “.” operator, so that took a while to get rid of some compilation errors. </text:span></text:p>
      <text:p text:style-name="P13"><text:span text:style-name="T2"><text:tab/>We encountered challenges regarding memory allocation when trying <text:s/>to free memory. In the receiverAction function, we were getting segmentation faults when we were trying to free various pointers because the pointers were pointing to invalid addresses if we tried to execute that line after the first packet was sent. We got rid of our free statements and this helped fix that error.</text:span></text:p>
      <text:p text:style-name="P13"><text:tab/><text:span text:style-name="T2">Another major bug on the client-side was figuring out when to close files that we were writing to. It is common to call fclose on a FILE* if you use fopen, but for some reason, this was causing unusual segmentation faults. After researching on the origins of this error and going through extensive periods of trial and error, we tried to remove the fclose line, and it somehow worked.</text:span></text:p>
      <text:p text:style-name="P13"><text:tab/><text:span text:style-name="T2">The last major bug on the client-side was sending back ACKs. We initially were a bit confused on how to send an acknowledgment back to the server and what was the best way to identify a packet. Eventually, we chose to send back the sequence number to associate a packet, and we used the “sendto” function, which sends the sequence number as a message to the associated port number to acknowledge that the client had received the packet from the sender.</text:span></text:p>
      <text:p text:style-name="P20"><text:soft-page-break/>server.c </text:p>
      <text:p text:style-name="P4"><text:span text:style-name="T7">I. </text:span><text:span text:style-name="T6">Class Hierarchy</text:span></text:p>
      <text:p text:style-name="P21"/>
      <text:p text:style-name="P22">typedef struct window {</text:p>
      <text:p text:style-name="P22"><text:tab/>int start; <text:tab/><text:tab/> <text:s text:c="6"/>// start index of the window</text:p>
      <text:p text:style-name="P22"><text:tab/>int window_length; <text:tab/> <text:s text:c="6"/>// window size</text:p>
      <text:p text:style-name="P22"><text:tab/>int send_next;<text:tab/><text:tab/> <text:s text:c="6"/>// index of what to send next</text:p>
      <text:p text:style-name="P22"><text:tab/>int packet_count; <text:tab/> <text:s text:c="6"/>// number of packets in total</text:p>
      <text:p text:style-name="P22"><text:tab/>int* ACK; <text:tab/><text:tab/> <text:s text:c="6"/>// 0 - not sent; 1 - sent but no ACK; 2 - sent</text:p>
      <text:p text:style-name="P22"><text:tab/>char** packets; <text:tab/> <text:s text:c="6"/>// pointer to a packet</text:p>
      <text:p text:style-name="P22"><text:tab/>int end_command;<text:tab/> <text:s text:c="6"/>// a checker for checking if we are at end of window</text:p>
      <text:p text:style-name="P22"><text:tab/>int* resend_command;<text:tab/> <text:s text:c="6"/>// pointer to check if we need to resend a packet</text:p>
      <text:p text:style-name="P22"><text:tab/>int* timer; <text:tab/><text:tab/> <text:s text:c="6"/>// keep track of remaining time for each packet</text:p>
      <text:p text:style-name="P22">}* window_t;</text:p>
      <text:p text:style-name="P4"/>
      <text:p text:style-name="P18">II. Implementation</text:p>
      <text:p text:style-name="P5">We begin by creating a window pointer, which is pointing to a window struct. In our struct, we have the necessary attributes to keep track of our window size.</text:p>
      <text:p text:style-name="P5"/>
      <text:p text:style-name="P7">Our 1000 byte messages each contain a 16 byte header and 984 bytes of data, our header is composed of the following:</text:p>
      <text:list xml:id="list8049190006925172246" text:style-name="L1">
        <text:list-item>
          <text:p text:style-name="P6">4 bytes of sequence number</text:p>
        </text:list-item>
        <text:list-item>
          <text:p text:style-name="P6">4 bytes of packet length</text:p>
        </text:list-item>
        <text:list-item>
          <text:p text:style-name="P6">8 bytes representing total data</text:p>
        </text:list-item>
      </text:list>
      <text:p text:style-name="P7"/>
      <text:p text:style-name="P8">Time Out function: For selective repeat, we used a timer for each packet; we are using a periodic timer that runs every 1 second, and eachtime, we can call the timer to deduct the remaining time of our packetss by 1 second. Our timeout handler function will be called, and if there is a packet that has a reminaing time which is 0 AND it has no acks yet, then we know that it has timed out.</text:p>
      <text:p text:style-name="P8"/>
      <text:p text:style-name="P9">Corruption and Loss Handeling: We use two arguments passed in that contains the probabilities for loss and corruption. We generate a random value between 0 and 1, and if the random value is less than our loss or corruption values, then we specify the packet as 'loss' or 'corrupt'. For loss, we don't send the packet at all from the server side, and client won't send back an 'ack' packet if it is labeled loss. If either server's packets or client's acks are labeled 'corrupt', we simply set the data to be -1 in the packet or ack, and send it over. Corrupted packets are ignored and we call a retransmit to resend the packet, while loss packets are detected from our timeout: if a packet has not arrived yet, our timeout can indicate that, and our packet will be sent again.</text:p>
      <text:p text:style-name="P9"/>
      <text:p text:style-name="P19"><text:span text:style-name="T8">III. </text:span>Extra Credit:</text:p>
      <text:p text:style-name="P10">Slow Start: the function ack_update will be called when there is an incoming ack. Furthermore, we can expand or shrink the window size as neede, since we use a threshold that compares our window size</text:p>
      <text:p text:style-name="P10"/>
      <text:p text:style-name="P8">Congestion Control: When our window size reach the threshold, we use this algorithm to set the window size on ech packet; </text:p>
      <text:p text:style-name="P8"/>
      <text:p text:style-name="P18">IV. Challenges</text:p>
      <text:p text:style-name="P17">Memory management and assigning memory were our biggest challenges on this project. <text:span text:style-name="T5">In addition, handeling the packet loss and corruption was hard because we had to figure out what behaviors should be mapped to each situ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2:57:43.233114832</meta:creation-date>
    <dc:date>2016-03-06T16:20:29.855180996</dc:date>
    <meta:editing-duration>PT1M45S</meta:editing-duration>
    <meta:editing-cycles>3</meta:editing-cycles>
    <meta:generator>LibreOffice/4.2.8.2$Linux_X86_64 LibreOffice_project/420m0$Build-2</meta:generator>
    <meta:document-statistic meta:table-count="0" meta:image-count="0" meta:object-count="0" meta:page-count="3" meta:paragraph-count="48" meta:word-count="1126" meta:character-count="6407" meta:non-whitespace-character-count="5233"/>
  </office:meta>
</office:document-meta>
</file>